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adornments="Normal" style:font-family-generic="modern" style:font-pitch="fixed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Hindi" svg:font-family="'Lohit Hindi'" style:font-family-generic="system"/>
    <style:font-face style:name="Lohit Hindi1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adornments="Gras" style:font-family-generic="swiss" style:font-pitch="variable"/>
    <style:font-face style:name="Open Sans1" svg:font-family="'Open Sans'" style:font-adornments="Normal" style:font-family-generic="swiss" style:font-pitch="variable"/>
  </office:font-face-decls>
  <office:automatic-styles>
    <style:style style:name="Tableau1" style:family="table">
      <style:table-properties style:width="17.967cm" fo:margin-left="0.016cm" table:align="left" fo:keep-with-next="always" style:may-break-between-rows="false" style:writing-mode="lr-tb"/>
    </style:style>
    <style:style style:name="Tableau1.A" style:family="table-column">
      <style:table-column-properties style:column-width="9.5cm"/>
    </style:style>
    <style:style style:name="Tableau1.B" style:family="table-column">
      <style:table-column-properties style:column-width="8.467cm"/>
    </style:style>
    <style:style style:name="Tableau1.1" style:family="table-row">
      <style:table-row-properties style:min-row-height="0.397cm" fo:keep-together="always"/>
    </style:style>
    <style:style style:name="Tableau1.A1" style:family="table-cell">
      <style:table-cell-properties fo:padding="0cm" fo:border="none"/>
    </style:style>
    <style:style style:name="Tableau1.2" style:family="table-row">
      <style:table-row-properties fo:keep-together="always"/>
    </style:style>
    <style:style style:name="P1" style:family="paragraph" style:parent-style-name="Header">
      <style:text-properties officeooo:rsid="003cc7f4" officeooo:paragraph-rsid="003cc7f4"/>
    </style:style>
    <style:style style:name="P2" style:family="paragraph" style:parent-style-name="pm_5f_delib_5f_signatories_5f_BL">
      <style:paragraph-properties fo:keep-with-next="always"/>
      <style:text-properties officeooo:paragraph-rsid="002ae934"/>
    </style:style>
    <style:style style:name="P3" style:family="paragraph" style:parent-style-name="pm_5f_delib_5f_signatories_5f_BR">
      <style:paragraph-properties fo:keep-with-next="always"/>
      <style:text-properties officeooo:paragraph-rsid="002ae934"/>
    </style:style>
    <style:style style:name="P4" style:family="paragraph" style:parent-style-name="pm_5f_delib_5f_signatories_5f_TL">
      <style:paragraph-properties fo:keep-with-next="always"/>
      <style:text-properties officeooo:paragraph-rsid="002ae934"/>
    </style:style>
    <style:style style:name="P5" style:family="paragraph" style:parent-style-name="pm_5f_delib_5f_signatories_5f_TR">
      <style:paragraph-properties fo:keep-with-next="always"/>
      <style:text-properties officeooo:paragraph-rsid="002ae934"/>
    </style:style>
    <style:style style:name="P6" style:family="paragraph" style:parent-style-name="Standard">
      <style:paragraph-properties fo:keep-with-next="always"/>
      <style:text-properties officeooo:paragraph-rsid="002ae934"/>
    </style:style>
    <style:style style:name="P7" style:family="paragraph" style:parent-style-name="Text_20_body" style:master-page-name="">
      <style:paragraph-properties fo:margin-top="0.6cm" fo:margin-bottom="0.25cm" style:contextual-spacing="false" fo:text-align="center" style:justify-single-word="false" style:page-number="auto" fo:keep-with-next="always"/>
      <style:text-properties officeooo:rsid="002ae934" officeooo:paragraph-rsid="002ae934"/>
    </style:style>
    <style:style style:name="P8" style:family="paragraph" style:parent-style-name="Text_20_body">
      <style:paragraph-properties fo:margin-top="0cm" fo:margin-bottom="0.199cm" style:contextual-spacing="false" fo:text-align="center" style:justify-single-word="false" fo:keep-with-next="always"/>
      <style:text-properties officeooo:rsid="002ae934" officeooo:paragraph-rsid="003470fc"/>
    </style:style>
    <style:style style:name="P9" style:family="paragraph" style:parent-style-name="Horizontal_20_Line">
      <style:paragraph-properties fo:margin-top="0cm" fo:margin-bottom="0.499cm" style:contextual-spacing="false"/>
    </style:style>
    <style:style style:name="P10" style:family="paragraph" style:parent-style-name="pm_5f_oj_5f_item" style:master-page-name="">
      <loext:graphic-properties draw:fill="none"/>
      <style:paragraph-properties fo:margin-left="1cm" fo:margin-right="0cm" fo:margin-top="0cm" fo:margin-bottom="0.199cm" style:contextual-spacing="false" fo:text-indent="-1cm" style:auto-text-indent="false" style:page-number="auto" fo:background-color="transparent">
        <style:tab-stops/>
      </style:paragraph-properties>
      <style:text-properties officeooo:paragraph-rsid="00360f15"/>
    </style:style>
    <style:style style:name="P11" style:family="paragraph" style:parent-style-name="pm_5f_oj_5f_item">
      <loext:graphic-properties draw:fill="none"/>
      <style:paragraph-properties fo:margin-left="1cm" fo:margin-right="0cm" fo:margin-top="0cm" fo:margin-bottom="0.199cm" style:contextual-spacing="false" fo:text-indent="-1cm" style:auto-text-indent="false" fo:background-color="transparent">
        <style:tab-stops/>
      </style:paragraph-properties>
      <style:text-properties officeooo:paragraph-rsid="0055ddf6"/>
    </style:style>
    <style:style style:name="P12" style:family="paragraph" style:parent-style-name="pm_5f_oj_5f_meetingconfig_5f_title">
      <style:text-properties officeooo:rsid="0055ddf6" officeooo:paragraph-rsid="0055ddf6"/>
    </style:style>
    <style:style style:name="P13" style:family="paragraph" style:parent-style-name="pm_5f_oj_5f_item">
      <loext:graphic-properties draw:fill="none"/>
      <style:paragraph-properties fo:margin-left="1cm" fo:margin-right="0cm" fo:margin-top="0cm" fo:margin-bottom="0.199cm" style:contextual-spacing="false" fo:text-indent="-1cm" style:auto-text-indent="false" fo:background-color="transparent">
        <style:tab-stops/>
      </style:paragraph-properties>
      <style:text-properties officeooo:paragraph-rsid="0055ddf6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5ddf6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2" fo:font-size="7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rocès-verbal</text:p>
      <text:p text:style-name="pm_5f_oj_5f_meetingconfig_5f_title">DU <text:text-input text:description="">meetingConfig.Title()</text:text-input></text:p>
      <text:p text:style-name="P9"/>
      <text:section text:style-name="Sect1" text:name="OJ">
        <text:p text:style-name="pm_5f_oj_5f_meeting_5f_title">Séance du <text:text-input text:description="">self.Title()</text:text-input></text:p>
        <text:p text:style-name="Standard"><office:annotation loext:resolved="false"><dc:creator>Antoine Duchêne</dc:creator><dc:date>2020-01-28T14:53:20.866138638</dc:date><meta:creator-initials>AD</meta:creator-initials><text:p text:style-name="P14"><text:span text:style-name="T3">do section- with oj=view.get_grouped_items(itemUids, list_types=[], group_by=['privacy'])</text:span></text:p></office:annotation></text:p>
        <text:section text:style-name="Sect1" text:name="privacy_2L">
          <text:p text:style-name="pm_5f_oj_5f_level_5f_1"><office:annotation loext:resolved="false"><dc:creator>Antoine Duchêne</dc:creator><dc:date>2020-01-28T13:59:20.943318152</dc:date><meta:creator-initials>AD</meta:creator-initials><text:p><text:span text:style-name="T3">do section- for privacy in oj</text:span></text:p></office:annotation><office:annotation loext:resolved="false"><dc:creator>Antoine Duchêne</dc:creator><dc:date>2020-01-28T16:05:10.914596110</dc:date><meta:creator-initials>AD</meta:creator-initials><text:p text:style-name="P14"><text:span text:style-name="T3">do text if 'public' not in privacy[0]</text:span></text:p></office:annotation><text:text-input text:description="">privacy[0]</text:text-input></text:p>
          <text:section text:style-name="Sect1" text:name="item_2L">
            <text:p text:style-name="P10"><office:annotation loext:resolved="false"><dc:creator>Antoine Duchêne</dc:creator><dc:date>2020-01-28T14:42:51.052248780</dc:date><meta:creator-initials>AD</meta:creator-initials><text:p text:style-name="P14"><text:span text:style-name="T3">do section- for item in privacy[1]</text:span></text:p></office:annotation><text:span text:style-name="T1"><text:text-input text:description="">item.getItemNumber(for_display=True)</text:text-input></text:span><text:span text:style-name="T1">.<text:tab/></text:span><text:span text:style-name="T1"><text:text-input text:description="">item.Title()</text:text-input></text:span></text:p>
            <text:p text:style-name="P11"><text:span text:style-name="T2"><office:annotation loext:resolved="false"><dc:creator>ADU</dc:creator><dc:date>2022-08-05T11:37:48.922724167</dc:date><meta:creator-initials>ADU</meta:creator-initials><text:p text:style-name="P15"><text:span text:style-name="T3">do text</text:span></text:p><text:p text:style-name="P15"><text:span text:style-name="T3">from xhtml(view.printXhtml(item, item.getDecision()))</text:span></text:p></office:annotation></text:span>decision</text:p>
            <text:p text:style-name="P11"/>
          </text:section>
        </text:section>
        <text:p text:style-name="P7"/>
      </text:section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8">Par le <text:text-input text:description="">meetingConfig.Title()</text:text-input>:</text:p>
          </table:table-cell>
          <table:covered-table-cell/>
        </table:table-row>
        <table:table-row table:style-name="Tableau1.2">
          <table:table-cell table:style-name="Tableau1.A1" office:value-type="string">
            <text:p text:style-name="P4"><office:annotation loext:resolved="false"><dc:creator>Antoine Duchêne</dc:creator><dc:date>2019-10-16T13:06:04.203281388</dc:date><meta:creator-initials>AD</meta:creator-initials><text:p text:style-name="P14"><text:span text:style-name="T4">do row with signatories=view.print_signatures_by_position()</text:span></text:p></office:annotation><text:text-input text:description="">signatories.get(0)</text:text-input></text:p>
            <text:p text:style-name="P2"><text:text-input text:description="">signatories.get(1)</text:text-input></text:p>
          </table:table-cell>
          <table:table-cell table:style-name="Tableau1.A1" office:value-type="string">
            <text:p text:style-name="P5"><text:text-input text:description="">signatories.get(2)</text:text-input></text:p>
            <text:p text:style-name="P3"><text:text-input text:description="">signatories.get(3)</text:text-input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adornments="Normal" style:font-family-generic="modern" style:font-pitch="fixed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Hindi" svg:font-family="'Lohit Hindi'" style:font-family-generic="system"/>
    <style:font-face style:name="Lohit Hindi1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adornments="Gras" style:font-family-generic="swiss" style:font-pitch="variable"/>
    <style:font-face style:name="Open Sans1" svg:font-family="'Open Sans'" style:font-adornments="Norm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Open Sans1" fo:font-family="'Open Sans'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1" fo:font-family="'Open Sans'" style:font-style-name="Normal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1cm" style:contextual-spacing="false"/>
      <style:text-properties style:font-name="Open Sans" fo:font-family="'Open Sans'" style:font-style-name="Gras" style:font-family-generic="swiss" style:font-pitch="variable" fo:font-size="15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7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pm_5f_oj_5f_meetingconfig_5f_title" style:display-name="pm_oj_meetingconfig_title" style:family="paragraph" style:parent-style-name="Standard" style:default-outline-level="" style:list-style-name="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fo:text-transform="uppercase" fo:font-size="18pt" fo:font-weight="bold"/>
    </style:style>
    <style:style style:name="pm_5f_oj_5f_meeting_5f_title" style:display-name="pm_oj_meeting_title" style:family="paragraph" style:parent-style-name="Standard" style:master-page-name="">
      <style:paragraph-properties fo:margin-top="0.199cm" fo:margin-bottom="0.199cm" style:contextual-spacing="false" fo:text-align="center" style:justify-single-word="false" style:page-number="auto"/>
      <style:text-properties fo:font-variant="small-caps" fo:font-size="15pt" fo:font-weight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499cm" style:contextual-spacing="false" style:page-number="auto" fo:padding="0cm" fo:border-left="none" fo:border-right="none" fo:border-top="none" fo:border-bottom="0.91pt solid #1c1c1c" text:number-lines="false" text:line-number="0" style:join-border="false"/>
      <style:text-properties fo:font-size="6pt" style:font-size-asian="6pt" style:font-size-complex="6pt"/>
    </style:style>
    <style:style style:name="pm_5f_oj_5f_level_5f_1" style:display-name="pm_oj_level_1" style:family="paragraph" style:parent-style-name="pm_5f_oj_5f_level">
      <style:paragraph-properties fo:margin-top="0.199cm" fo:margin-bottom="0.199cm" style:contextual-spacing="false"/>
      <style:text-properties fo:font-size="15pt" fo:font-weight="bold"/>
    </style:style>
    <style:style style:name="pm_5f_oj_5f_level_5f_2" style:display-name="pm_oj_level_2" style:family="paragraph" style:parent-style-name="pm_5f_oj_5f_level">
      <style:paragraph-properties fo:text-align="center" style:justify-single-word="false"/>
      <style:text-properties fo:font-size="12pt" fo:font-style="italic" fo:font-weight="bold"/>
    </style:style>
    <style:style style:name="pm_5f_oj_5f_level_5f_3" style:display-name="pm_oj_level_3" style:family="paragraph" style:parent-style-name="pm_5f_oj_5f_level">
      <style:text-properties fo:font-size="12pt" fo:font-weight="bold"/>
    </style:style>
    <style:style style:name="pm_5f_oj_5f_level_5f_4" style:display-name="pm_oj_level_4" style:family="paragraph" style:parent-style-name="pm_5f_oj_5f_level">
      <style:text-properties fo:font-size="10.5pt" fo:font-style="italic" fo:font-weight="bold"/>
    </style:style>
    <style:style style:name="pm_5f_oj_5f_level" style:display-name="pm_oj_level" style:family="paragraph" style:parent-style-name="Standard" style:master-page-name="">
      <style:paragraph-properties fo:margin-left="0cm" fo:margin-right="0cm" fo:margin-top="0cm" fo:margin-bottom="0.199cm" style:contextual-spacing="false" fo:text-indent="0cm" style:auto-text-indent="false" style:page-number="auto"/>
    </style:style>
    <style:style style:name="pm_5f_oj_5f_item" style:display-name="pm_oj_item" style:family="paragraph" style:parent-style-name="pm_5f_oj_5f_level" style:master-page-name="">
      <style:paragraph-properties fo:margin-left="1.499cm" fo:margin-right="0cm" fo:text-indent="-0.9cm" style:auto-text-indent="false" style:page-number="auto">
        <style:tab-stops/>
      </style:paragraph-properties>
    </style:style>
    <style:style style:name="pm_5f_delib_5f_signatories" style:display-name="pm_delib_signatories" style:family="paragraph" style:parent-style-name="Standard"/>
    <style:style style:name="pm_5f_delib_5f_signatories_5f_top" style:display-name="pm_delib_signatories_top" style:family="paragraph" style:parent-style-name="pm_5f_delib_5f_signatories">
      <style:paragraph-properties fo:margin-top="0cm" fo:margin-bottom="1cm" style:contextual-spacing="false"/>
    </style:style>
    <style:style style:name="pm_5f_delib_5f_signatories_5f_TL" style:display-name="pm_delib_signatories_TL" style:family="paragraph" style:parent-style-name="pm_5f_delib_5f_signatories_5f_top"/>
    <style:style style:name="pm_5f_delib_5f_signatories_5f_bottom" style:display-name="pm_delib_signatories_bottom" style:family="paragraph" style:parent-style-name="pm_5f_delib_5f_signatories"/>
    <style:style style:name="pm_5f_delib_5f_signatories_5f_BL" style:display-name="pm_delib_signatories_BL" style:family="paragraph" style:parent-style-name="pm_5f_delib_5f_signatories_5f_bottom"/>
    <style:style style:name="pm_5f_delib_5f_signatories_5f_TR" style:display-name="pm_delib_signatories_TR" style:family="paragraph" style:parent-style-name="pm_5f_delib_5f_signatories_5f_top">
      <style:paragraph-properties fo:text-align="end" style:justify-single-word="false"/>
    </style:style>
    <style:style style:name="pm_5f_delib_5f_signatories_5f_BR" style:display-name="pm_delib_signatories_BR" style:family="paragraph" style:parent-style-name="pm_5f_delib_5f_signatories_5f_bottom" style:master-page-name="">
      <style:paragraph-properties fo:text-align="end" style:justify-single-word="false" style:page-number="auto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3cc7f4" officeooo:paragraph-rsid="003cc7f4"/>
    </style:style>
    <style:page-layout style:name="Mpm1">
      <style:page-layout-properties fo:page-width="21.001cm" fo:page-height="29.7cm" style:num-format="1" style:print-orientation="portrait" fo:margin-top="1.499cm" fo:margin-bottom="1.25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toine Duchêne</meta:initial-creator>
    <meta:creation-date>2020-01-28T13:39:16.464261036</meta:creation-date>
    <dc:date>2022-08-05T13:09:51.263512464</dc:date>
    <meta:editing-duration>PT1H34M21S</meta:editing-duration>
    <meta:editing-cycles>42</meta:editing-cycles>
    <meta:generator>LibreOffice/7.3.5.2$Linux_X86_64 LibreOffice_project/30$Build-2</meta:generator>
    <meta:document-statistic meta:table-count="1" meta:image-count="0" meta:object-count="0" meta:page-count="1" meta:paragraph-count="12" meta:word-count="39" meta:character-count="248" meta:non-whitespace-character-count="242"/>
  </office:meta>
</office:document-meta>
</file>